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svg:stroke-width="0.051cm" svg:stroke-color="#000000" draw:marker-start-width="0.276cm" draw:marker-end-width="0.276cm" draw:fill="solid" draw:fill-color="#94bd5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 style:list-style-name="L2">
      <style:graphic-properties svg:stroke-width="0.051cm" svg:stroke-color="#000000" draw:marker-start-width="0.276cm" draw:marker-end-width="0.276cm" draw:fill="solid" draw:fill-color="#99ccff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 style:list-style-name="L1">
      <style:graphic-properties svg:stroke-width="0.051cm" svg:stroke-color="#000000" draw:marker-start-width="0.276cm" draw:marker-end-width="0.276cm" draw:fill="solid" draw:fill-color="#ffd320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dash" draw:stroke-dash="Ultrafine_20_Dashed" svg:stroke-width="0.051cm" svg:stroke-color="#000000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 style:list-style-name="L2">
      <style:graphic-properties svg:stroke-width="0.051cm" svg:stroke-color="#000000" draw:marker-start-width="0.276cm" draw:marker-end-width="0.276cm" draw:fill="solid" draw:fill-color="#ffff99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-width="0.276cm" draw:marker-end-width="0.276cm" draw:fill="solid" draw:fill-color="#ffff99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 style:list-style-name="L1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 style:list-style-name="L1">
      <style:graphic-properties svg:stroke-width="0.051cm" svg:stroke-color="#000000" draw:marker-start-width="0.276cm" draw:marker-end-width="0.276cm" draw:fill="solid" draw:fill-color="#94bd5e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 style:list-style-name="L2">
      <style:graphic-properties svg:stroke-width="0.051cm" svg:stroke-color="#000000" draw:marker-start-width="0.276cm" draw:marker-end-width="0.276cm" draw:fill="solid" draw:fill-color="#94bd5e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 style:list-style-name="L3">
      <style:graphic-properties svg:stroke-width="0.051cm" svg:stroke-color="#000000" draw:marker-start-width="0.276cm" draw:marker-end-width="0.276cm" draw:fill="solid" draw:fill-color="#ffd320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marker-start="Arrowheads_20_2" draw:marker-start-width="0.276cm" draw:marker-end="" draw:marker-end-width="0.276cm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0000" draw:marker-start="Arrowheads_20_2" draw:marker-start-width="0.276cm" draw:marker-end="Arrowheads_20_2" draw:marker-end-width="0.276cm" draw:textarea-vertical-align="middle" fo:padding-top="0.15cm" fo:padding-bottom="0.15cm" fo:padding-left="0.275cm" fo:padding-right="0.275cm"/>
    </style:style>
    <style:style style:name="gr13" style:family="graphic" style:parent-style-name="standard" style:list-style-name="L1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 style:parent-style-name="standard">
      <style:graphic-properties svg:stroke-width="0.051cm" svg:stroke-color="#000000" draw:marker-start="Arrowheads_20_2" draw:marker-start-width="0.276cm" draw:marker-end="Arrowheads_20_2" draw:marker-end-width="0.276cm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svg:stroke-width="0.051cm" svg:stroke-color="#000000" draw:marker-start-width="0.276cm" draw:marker-end-width="0.276cm" draw:fill="solid" draw:fill-color="#ff0000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Liberation Sans'" style:font-family-generic="roman" style:font-pitch="variable" fo:font-size="12pt" fo:font-weight="bold" style:letter-kerning="true" style:font-family-asian="'WenQuanYi Micro Hei'" style:font-family-generic-asian="system" style:font-pitch-asian="variable" style:font-size-asian="12pt" style:font-weight-asian="bold" style:font-family-complex="'Lohit Hindi'" style:font-family-generic-complex="system" style:font-pitch-complex="variable" style:font-size-complex="12pt" style:font-weight-complex="bold"/>
    </style:style>
    <style:style style:name="P3" style:family="paragraph">
      <style:paragraph-properties fo:margin-left="0cm" fo:margin-right="0cm" fo:text-align="center" fo:text-indent="0.02cm"/>
    </style:style>
    <style:style style:name="P4" style:family="paragraph">
      <style:paragraph-properties fo:margin-left="0cm" fo:margin-right="0cm" fo:text-align="center" fo:text-indent="0.02cm"/>
      <style:text-properties fo:font-family="'Liberation Sans'" style:font-family-generic="roman" style:font-pitch="variable" fo:font-size="12pt" fo:font-weight="bold" style:letter-kerning="true" style:font-family-asian="'WenQuanYi Micro Hei'" style:font-family-generic-asian="system" style:font-pitch-asian="variable" style:font-size-asian="12pt" style:font-weight-asian="bold" style:font-family-complex="'Lohit Hindi'" style:font-family-generic-complex="system" style:font-pitch-complex="variable" style:font-size-complex="12pt" style:font-weight-complex="bold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font-family="'Liberation Sans'" style:font-family-generic="roman" style:font-pitch="variable" fo:font-size="12pt" fo:font-weight="bold" style:letter-kerning="true" style:font-family-asian="'WenQuanYi Micro Hei'" style:font-family-generic-asian="system" style:font-pitch-asian="variable" style:font-size-asian="12pt" style:font-weight-asian="bold" style:font-family-complex="'Lohit Hindi'" style:font-family-generic-complex="system" style:font-pitch-complex="variable" style:font-size-complex="12pt" style:font-weight-complex="bold"/>
    </style:style>
    <style:style style:name="P7" style:family="paragraph">
      <style:paragraph-properties fo:margin-left="0cm" fo:margin-right="0cm" fo:text-align="center" fo:text-indent="0.024cm"/>
    </style:style>
    <style:style style:name="P8" style:family="paragraph">
      <style:paragraph-properties fo:margin-left="0cm" fo:margin-right="0cm" fo:text-align="center" fo:text-indent="0.024cm"/>
      <style:text-properties fo:font-family="'Liberation Sans'" style:font-family-generic="roman" style:font-pitch="variable" fo:font-size="12pt" fo:font-weight="bold" style:letter-kerning="true" style:font-family-asian="'WenQuanYi Micro Hei'" style:font-family-generic-asian="system" style:font-pitch-asian="variable" style:font-size-asian="12pt" style:font-weight-asian="bold" style:font-family-complex="'Lohit Hindi'" style:font-family-generic-complex="system" style:font-pitch-complex="variable" style:font-size-complex="12pt" style:font-weight-complex="bold"/>
    </style:style>
    <style:style style:name="P9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0" style:family="paragraph">
      <style:paragraph-properties fo:margin-left="0cm" fo:margin-right="0cm" fo:text-align="center" fo:text-indent="0cm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family="'Liberation Sans'" style:font-family-generic="roman" style:font-pitch="variable" fo:font-size="12pt" fo:font-weight="bold" style:letter-kerning="true" style:font-family-asian="'WenQuanYi Micro Hei'" style:font-family-generic-asian="system" style:font-pitch-asian="variable" style:font-size-asian="12pt" style:font-weight-asian="bold" style:font-family-complex="'Lohit Hindi'" style:font-family-generic-complex="system" style:font-pitch-complex="variable" style:font-size-complex="12pt" style:font-weight-complex="bold"/>
    </style:style>
    <style:style style:name="T2" style:family="text">
      <style:text-properties fo:font-family="'Liberation Sans'" style:font-family-generic="roman" style:font-pitch="variable" fo:font-size="11pt" fo:font-weight="bold" style:letter-kerning="true" style:font-family-asian="'WenQuanYi Micro Hei'" style:font-family-generic-asian="system" style:font-pitch-asian="variable" style:font-size-asian="11pt" style:font-weight-asian="bold" style:font-family-complex="'Lohit Hindi'" style:font-family-generic-complex="system" style:font-pitch-complex="variable" style:font-size-complex="11pt" style:font-weight-complex="bold"/>
    </style:style>
    <style:style style:name="T3" style:family="text">
      <style:text-properties fo:font-family="'Liberation Sans'" style:font-family-generic="roman" style:font-pitch="variable" fo:font-size="10pt" fo:font-weight="bold" style:letter-kerning="true" style:font-family-asian="'WenQuanYi Micro Hei'" style:font-family-generic-asian="system" style:font-pitch-asian="variable" style:font-size-asian="10pt" style:font-weight-asian="bold" style:font-family-complex="'Lohit Hindi'" style:font-family-generic-complex="system" style:font-pitch-complex="variable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cm" text:min-label-width="0.24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7" draw:id="id7" draw:layer="layout" svg:width="6.353cm" svg:height="8.636cm" svg:x="1.244cm" svg:y="10.07cm">
          <text:p text:style-name="P1"><text:span text:style-name="T1">Mental States</text:span></text:p>
          <text:p text:style-name="P1"><text:span text:style-name="T1">(2)</text:span></text:p>
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4" xml:id="id4" draw:id="id4" draw:layer="layout" svg:width="4.953cm" svg:height="1.614cm" svg:x="15.002cm" svg:y="11.442cm">
          <text:p text:style-name="P3"><text:span text:style-name="T1">Appraisal</text:span></text:p>
          <text:p text:style-name="P3"><text:span text:style-name="T1">(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xml:id="id2" draw:id="id2" draw:layer="layout" svg:width="4.953cm" svg:height="1.524cm" svg:x="15.056cm" svg:y="14.58cm">
          <text:p text:style-name="P5"><text:span text:style-name="T1">Coping</text:span></text:p>
          <text:p text:style-name="P5"><text:span text:style-name="T1">(4)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999cm" svg:height="5.807cm" svg:x="14.448cm" svg:y="10.8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xml:id="id5" draw:id="id5" draw:layer="layout" svg:width="4.064cm" svg:height="1.249cm" svg:x="9.115cm" svg:y="11.534cm">
          <text:p text:style-name="P7"><text:span text:style-name="T1">Motivation</text:span></text:p>
          <text:p text:style-name="P7"><text:span text:style-name="T1">(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xml:id="id3" draw:id="id3" draw:layer="layout" svg:width="4.064cm" svg:height="1.302cm" svg:x="9.12cm" svg:y="13.678cm">
          <text:p text:style-name="P1"><text:span text:style-name="T2">Belief Formation</text:span><text:span text:style-name="T3"> </text:span></text:p>
          <text:p text:style-name="P1"><text:span text:style-name="T1">(3)</text:span></text:p>
          <draw:enhanced-geometry svg:viewBox="0 0 21600 21600" draw:type="rectangle" draw:enhanced-path="M 0 0 L 21600 0 21600 21600 0 21600 0 0 Z N"/>
        </draw:custom-shape>
        <draw:custom-shape draw:style-name="gr6" draw:text-style-name="P9" xml:id="id6" draw:id="id6" draw:layer="layout" svg:width="4.064cm" svg:height="1.29cm" svg:x="9.118cm" svg:y="15.85cm">
          <text:p text:style-name="P1"><text:span text:style-name="T2">Intention Formation</text:span></text:p>
          <text:p text:style-name="P1"><text:span text:style-name="T1">(3)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129cm" svg:height="6.604cm" svg:x="8.636cm" svg:y="10.83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xml:id="id1" draw:id="id1" draw:layer="layout" svg:width="3.185cm" svg:height="1.11cm" svg:x="15.937cm" svg:y="17.238cm">
          <text:p text:style-name="P1"><text:span text:style-name="T1">Ac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691cm" svg:height="1.574cm" svg:x="2.794cm" svg:y="7.214cm">
          <text:p text:style-name="P1"><text:span text:style-name="T1">Inference</text:span></text:p>
          <text:p text:style-name="P1"><text:span text:style-name="T1">(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xml:id="id10" draw:id="id10" draw:layer="layout" svg:width="5.08cm" svg:height="2.54cm" svg:x="1.405cm" svg:y="3.231cm">
          <text:p text:style-name="P5"><text:span text:style-name="T1">Collaboration</text:span></text:p>
          <text:p text:style-name="P5"><text:span text:style-name="T1">(2)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8" draw:id="id8" draw:layer="layout" svg:width="4.991cm" svg:height="1.905cm" svg:x="8.655cm" svg:y="6.706cm">
          <text:p text:style-name="P5"><text:span text:style-name="T1">Theory of Mind</text:span></text:p>
          <text:p text:style-name="P5"><text:span text:style-name="T1">(4)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7.529cm" svg:y1="17.238cm" svg:x2="17.532cm" svg:y2="16.104cm" draw:start-shape="id1" draw:start-glue-point="0" draw:end-shape="id2" draw:end-glue-point="2" svg:d="m17529 17238v-567h3v-567" svg:viewBox="0 0 4 1135">
          <text:p/>
        </draw:connector>
        <draw:connector draw:style-name="gr11" draw:text-style-name="P1" draw:layer="layout" svg:x1="13.184cm" svg:y1="14.329cm" svg:x2="17.478cm" svg:y2="13.056cm" draw:start-shape="id3" draw:start-glue-point="1" draw:end-shape="id4" draw:end-glue-point="2" svg:d="m13184 14329h4294v-1273" svg:viewBox="0 0 4295 1274">
          <text:p/>
        </draw:connector>
        <draw:connector draw:style-name="gr11" draw:text-style-name="P1" draw:layer="layout" svg:x1="11.152cm" svg:y1="13.678cm" svg:x2="11.147cm" svg:y2="12.783cm" draw:start-shape="id3" draw:start-glue-point="0" draw:end-shape="id5" draw:end-glue-point="2" svg:d="m11152 13678v-448h-5v-447" svg:viewBox="0 0 6 896">
          <text:p/>
        </draw:connector>
        <draw:connector draw:style-name="gr11" draw:text-style-name="P1" draw:layer="layout" svg:x1="11.15cm" svg:y1="15.85cm" svg:x2="11.152cm" svg:y2="14.98cm" draw:start-shape="id6" draw:start-glue-point="0" draw:end-shape="id3" draw:end-glue-point="2" svg:d="m11150 15850v-435h2v-435" svg:viewBox="0 0 3 871">
          <text:p/>
        </draw:connector>
        <draw:connector draw:style-name="gr12" draw:text-style-name="P1" draw:layer="layout" svg:x1="9.118cm" svg:y1="16.495cm" svg:x2="7.686cm" svg:y2="16.503cm" draw:start-shape="id6" draw:start-glue-point="3" svg:d="m9118 16495h-979v8h-453" svg:viewBox="0 0 1433 9">
          <text:p/>
        </draw:connector>
        <draw:connector draw:style-name="gr12" draw:text-style-name="P1" draw:layer="layout" draw:line-skew="3.006cm" svg:x1="15.056cm" svg:y1="15.342cm" svg:x2="7.653cm" svg:y2="17.817cm" draw:start-shape="id2" svg:d="m15056 15342h-959v2475h-6444" svg:viewBox="0 0 7404 2476">
          <text:p/>
        </draw:connector>
        <draw:custom-shape draw:style-name="gr13" draw:text-style-name="P2" xml:id="id9" draw:id="id9" draw:layer="layout" svg:width="4.987cm" svg:height="1.427cm" svg:x="8.656cm" svg:y="3.785cm">
          <text:p text:style-name="P1"><text:span text:style-name="T1">Perception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svg:x1="9.12cm" svg:y1="14.329cm" svg:x2="7.676cm" svg:y2="14.33cm" draw:start-shape="id3" draw:start-glue-point="3" svg:d="m9120 14329h-985v1h-459" svg:viewBox="0 0 1445 2">
          <text:p/>
        </draw:connector>
        <draw:connector draw:style-name="gr14" draw:text-style-name="P1" draw:layer="layout" svg:x1="9.115cm" svg:y1="12.158cm" svg:x2="7.716cm" svg:y2="12.157cm" draw:start-shape="id5" draw:start-glue-point="3" svg:d="m9115 12158h-962v-1h-437" svg:viewBox="0 0 1400 2">
          <text:p text:style-name="P1"><text:s/></text:p>
        </draw:connector>
        <draw:connector draw:style-name="gr14" draw:text-style-name="P1" draw:layer="layout" svg:x1="3.63cm" svg:y1="10.07cm" svg:x2="3.634cm" svg:y2="8.823cm" draw:start-shape="id7" draw:start-glue-point="4" svg:d="m3630 10070v-886h4v-361" svg:viewBox="0 0 5 1248">
          <text:p text:style-name="P1"><text:s/></text:p>
        </draw:connector>
        <draw:connector draw:style-name="gr11" draw:text-style-name="P1" draw:layer="layout" svg:x1="11.147cm" svg:y1="11.534cm" svg:x2="11.15cm" svg:y2="8.611cm" draw:start-shape="id5" draw:start-glue-point="0" draw:end-shape="id8" draw:end-glue-point="2" svg:d="m11147 11534v-1462h3v-1461" svg:viewBox="0 0 4 2924">
          <text:p/>
        </draw:connector>
        <draw:connector draw:style-name="gr11" draw:text-style-name="P1" draw:layer="layout" draw:line-skew="-1.567cm" svg:x1="17.478cm" svg:y1="11.442cm" svg:x2="13.712cm" svg:y2="7.883cm" draw:start-shape="id4" draw:start-glue-point="0" svg:d="m17478 11442v-3609h-3766v50" svg:viewBox="0 0 3767 3610">
          <text:p/>
        </draw:connector>
        <draw:connector draw:style-name="gr11" draw:text-style-name="P1" draw:layer="layout" svg:x1="11.15cm" svg:y1="6.706cm" svg:x2="11.149cm" svg:y2="5.212cm" draw:start-shape="id8" draw:start-glue-point="0" draw:end-shape="id9" svg:d="m11150 6706v-748h-1v-746" svg:viewBox="0 0 2 1495">
          <text:p/>
        </draw:connector>
        <draw:connector draw:style-name="gr11" draw:text-style-name="P1" draw:layer="layout" svg:x1="6.485cm" svg:y1="4.501cm" svg:x2="8.656cm" svg:y2="4.498cm" draw:start-shape="id10" draw:start-glue-point="1" draw:end-shape="id9" draw:end-glue-point="3" svg:d="m6485 4501h1085v-3h1086" svg:viewBox="0 0 2172 4">
          <text:p/>
        </draw:connector>
        <draw:connector draw:style-name="gr11" draw:text-style-name="P1" draw:layer="layout" draw:line-skew="2.189cm" svg:x1="18.538cm" svg:y1="11.43cm" svg:x2="13.643cm" svg:y2="4.498cm" draw:end-shape="id9" draw:end-glue-point="1" svg:d="m18538 11430h4v-6932h-4899" svg:viewBox="0 0 4900 6933">
          <text:p/>
        </draw:connector>
        <draw:connector draw:style-name="gr11" draw:text-style-name="P1" draw:layer="layout" svg:x1="8.655cm" svg:y1="7.658cm" svg:x2="6.572cm" svg:y2="5.292cm" draw:start-shape="id8" svg:d="m8655 7658h-1305v-2366h-778" svg:viewBox="0 0 2084 2367">
          <text:p/>
        </draw:connector>
        <draw:connector draw:style-name="gr11" draw:text-style-name="P1" draw:layer="layout" draw:line-skew="6.427cm" svg:x1="19.454cm" svg:y1="11.43cm" svg:x2="6.554cm" svg:y2="3.422cm" svg:d="m19454 11430h-23v-8008h-12877" svg:viewBox="0 0 12901 8009">
          <text:p/>
        </draw:connector>
        <draw:connector draw:style-name="gr12" draw:text-style-name="P1" draw:layer="layout" draw:line-skew="0.246cm" svg:x1="10.429cm" svg:y1="8.709cm" svg:x2="4.421cm" svg:y2="10.07cm" draw:end-shape="id7" svg:d="m10429 8709v664h-6008v697" svg:viewBox="0 0 6009 1362">
          <text:p/>
        </draw:connector>
        <draw:connector draw:style-name="gr12" draw:text-style-name="P1" draw:layer="layout" svg:x1="14.923cm" svg:y1="12.141cm" svg:x2="13.199cm" svg:y2="12.143cm" svg:d="m14923 12141h-862v2h-862" svg:viewBox="0 0 1725 3">
          <text:p/>
        </draw:connector>
        <draw:connector draw:style-name="gr11" draw:text-style-name="P1" draw:layer="layout" draw:line-skew="0.221cm -6.775cm" svg:x1="19.955cm" svg:y1="12.249cm" svg:x2="1.247cm" svg:y2="13.594cm" draw:start-shape="id4" draw:start-glue-point="1" draw:end-shape="id7" draw:end-glue-point="9" svg:d="m19955 12249h746v-9480h-19981v10825h527" svg:viewBox="0 0 19982 10826">
          <text:p/>
        </draw:connector>
        <draw:connector draw:style-name="gr14" draw:text-style-name="P1" draw:layer="layout" svg:x1="2.159cm" svg:y1="10.112cm" svg:x2="2.152cm" svg:y2="5.882cm" svg:d="m2159 10112v-2115h-7v-2115" svg:viewBox="0 0 8 4231">
          <text:p text:style-name="P1"><text:s/></text:p>
        </draw:connector>
        <draw:custom-shape draw:style-name="gr15" draw:text-style-name="P1" xml:id="id11" draw:id="id11" draw:layer="layout" svg:width="0.381cm" svg:height="0.381cm" svg:x="7.294cm" svg:y="8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svg:x1="6.468cm" svg:y1="8.346cm" svg:x2="7.294cm" svg:y2="8.338cm" draw:end-shape="id11" draw:end-glue-point="6" svg:d="m6468 8346h150v-8h676" svg:viewBox="0 0 827 9">
          <text:p/>
        </draw:connector>
        <draw:custom-shape draw:style-name="gr15" draw:text-style-name="P1" xml:id="id12" draw:id="id12" draw:layer="layout" svg:width="0.381cm" svg:height="0.381cm" svg:x="9.526cm" svg:y="6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svg:x1="9.717cm" svg:y1="6.006cm" svg:x2="9.718cm" svg:y2="5.205cm" draw:start-shape="id12" draw:start-glue-point="4" svg:d="m9717 6006v-664h1v-137" svg:viewBox="0 0 2 8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2" draw:display-name="Arrowheads 2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none" draw:fill-color="#99ccf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483cm" fo:margin-bottom="0.483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ohammad </meta:initial-creator>
    <meta:creation-date>2014-10-06T16:29:49</meta:creation-date>
    <dc:date>2014-11-25T17:16:28</dc:date>
    <dc:creator>Mohammad </dc:creator>
    <meta:editing-duration>PT3H55M37S</meta:editing-duration>
    <meta:editing-cycles>135</meta:editing-cycles>
    <meta:generator>LibreOffice/3.5$Linux_x86 LibreOffice_project/350m1$Build-2</meta:generator>
    <meta:document-statistic meta:object-count="37"/>
  </office:meta>
</office:document-meta>
</file>